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Iniciar servidor mongo:</text:p>
      <text:p text:style-name="Standard">$ sudo systemctl enable mongod service</text:p>
      <text:p text:style-name="Standard">$ sudo service mongod start</text:p>
      <text:p text:style-name="Standard"/>
      <text:p text:style-name="Standard">2) Criar usuario:</text:p>
      <text:p text:style-name="Standard"># Inicia cliente mongo</text:p>
      <text:p text:style-name="Standard">$ mongo</text:p>
      <text:p text:style-name="Standard"/>
      <text:p text:style-name="Standard"># Dentro do CLI do cliente mongo</text:p>
      <text:p text:style-name="Standard">&gt; use admin</text:p>
      <text:p text:style-name="Standard">&gt; db.createUser({user: "user", pwd: "pwd", roles: [{role: "root", db: "admin"}]})</text:p>
      <text:p text:style-name="Standard"/>
      <text:p text:style-name="Standard">3) Criar db e collection</text:p>
      <text:p text:style-name="Standard"># Inicia cliente mongo</text:p>
      <text:p text:style-name="Standard">$ mongo -u user -p pwd</text:p>
      <text:p text:style-name="Standard"/>
      <text:p text:style-name="Standard"># Dentro do CLI do cliente mongo</text:p>
      <text:p text:style-name="Standard">&gt; use web_app</text:p>
      <text:p text:style-name="Standard">&gt; db.createCollection('tasks')</text:p>
      <text:p text:style-name="Standard">&gt; db.tasks.insert({title: 'task mongo', deion: 'task criada via mongo'})</text:p>
      <text:p text:style-name="Standard"/>
      <text:p text:style-name="Standard">OBS: Utilize o seguinte formato de URL para se conectar ao mongo com Nodejs 'mongodb://&lt;USER&gt;:&lt;PWD&gt;@&lt;IP&gt;:&lt;PORT&gt;/?authSource=admin';</text:p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0T10:12:11.042563821</meta:creation-date>
    <dc:date>2019-11-20T11:49:32.342800048</dc:date>
    <meta:editing-duration>PT1H27M11S</meta:editing-duration>
    <meta:editing-cycles>1</meta:editing-cycles>
    <meta:document-statistic meta:table-count="0" meta:image-count="0" meta:object-count="0" meta:page-count="2" meta:paragraph-count="17" meta:word-count="95" meta:character-count="607" meta:non-whitespace-character-count="529"/>
    <meta:generator>LibreOffice/6.3.3.2$Linux_X86_64 LibreOffice_project/30$Build-2</meta:generator>
  </office:meta>
</office:document-meta>
</file>